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1" svg:font-family="Calibri" style:font-family-generic="swiss"/>
    <style:font-face style:name="Calibri" svg:font-family="Calibri" style:font-adornments="Italique" style:font-family-generic="swiss"/>
    <style:font-face style:name="Liberation Serif" svg:font-family="'Liberation Serif'" style:font-family-generic="roman" style:font-pitch="variable"/>
    <style:font-face style:name="Arial" svg:font-family="Arial" style:font-family-generic="swiss" style:font-pitch="variable"/>
    <style:font-face style:name="Calibri5" svg:font-family="Calibri" style:font-family-generic="swiss" style:font-pitch="variable"/>
    <style:font-face style:name="Calibri2" svg:font-family="Calibri" style:font-adornments="Gras" style:font-family-generic="swiss" style:font-pitch="variable"/>
    <style:font-face style:name="Calibri4" svg:font-family="Calibri" style:font-adornments="Italique"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Calibri1" fo:font-size="14pt" fo:font-weight="bold" officeooo:rsid="000c9ebd" officeooo:paragraph-rsid="000c9ebd"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Calibri1" fo:font-size="11pt" fo:font-weight="normal" officeooo:rsid="000d7787" officeooo:paragraph-rsid="000d7787" style:font-size-asian="9.60000038146973pt" style:font-weight-asian="normal" style:font-size-complex="11pt" style:font-weight-complex="normal"/>
    </style:style>
    <style:style style:name="P4" style:family="paragraph" style:parent-style-name="Header">
      <style:text-properties style:font-name="Calibri5" fo:font-size="10pt" officeooo:rsid="0031ae03" officeooo:paragraph-rsid="0031ae03" style:font-size-asian="10pt" style:font-size-complex="10pt"/>
    </style:style>
    <style:style style:name="P5" style:family="paragraph" style:parent-style-name="Standard">
      <style:paragraph-properties fo:text-align="center" style:justify-single-word="false"/>
      <style:text-properties officeooo:paragraph-rsid="0015a1be"/>
    </style:style>
    <style:style style:name="P6" style:family="paragraph" style:parent-style-name="Standard">
      <style:paragraph-properties fo:text-align="center" style:justify-single-word="false"/>
      <style:text-properties style:font-name="Calibri5" fo:font-weight="bold" style:font-weight-asian="bold" style:font-weight-complex="bold"/>
    </style:style>
    <style:style style:name="P7" style:family="paragraph" style:parent-style-name="Standard">
      <style:paragraph-properties fo:text-align="center" style:justify-single-word="false"/>
      <style:text-properties style:font-name="Calibri5"/>
    </style:style>
    <style:style style:name="P8" style:family="paragraph" style:parent-style-name="Standard">
      <style:text-properties style:font-name="Calibri5" officeooo:paragraph-rsid="00253b15"/>
    </style:style>
    <style:style style:name="P9" style:family="paragraph" style:parent-style-name="Text_20_body">
      <style:text-properties officeooo:paragraph-rsid="0037e341"/>
    </style:style>
    <style:style style:name="P10" style:family="paragraph" style:parent-style-name="Text_20_body">
      <style:text-properties officeooo:paragraph-rsid="0039384b"/>
    </style:style>
    <style:style style:name="P11" style:family="paragraph" style:parent-style-name="Text_20_body">
      <style:text-properties officeooo:paragraph-rsid="0055b928"/>
    </style:style>
    <style:style style:name="P12" style:family="paragraph" style:parent-style-name="Text_20_body">
      <style:text-properties officeooo:paragraph-rsid="005fc38c"/>
    </style:style>
    <style:style style:name="P13" style:family="paragraph" style:parent-style-name="Text_20_body">
      <style:text-properties officeooo:paragraph-rsid="0064b1fc"/>
    </style:style>
    <style:style style:name="P14" style:family="paragraph" style:parent-style-name="Text_20_body">
      <style:text-properties fo:color="#ce181e" officeooo:rsid="006b73df" officeooo:paragraph-rsid="006b73df"/>
    </style:style>
    <style:style style:name="P15" style:family="paragraph" style:parent-style-name="Text_20_body">
      <style:text-properties fo:color="#ce181e" officeooo:rsid="006b73df" officeooo:paragraph-rsid="0095cfd8"/>
    </style:style>
    <style:style style:name="P16" style:family="paragraph" style:parent-style-name="Text_20_body">
      <style:text-properties fo:color="#ce181e" officeooo:paragraph-rsid="00c22368"/>
    </style:style>
    <style:style style:name="P17" style:family="paragraph" style:parent-style-name="Text_20_body">
      <style:text-properties style:use-window-font-color="true" officeooo:rsid="008941ce" officeooo:paragraph-rsid="008941ce"/>
    </style:style>
    <style:style style:name="P18" style:family="paragraph" style:parent-style-name="Text_20_body">
      <style:text-properties officeooo:paragraph-rsid="00c22368"/>
    </style:style>
    <style:style style:name="P19" style:family="paragraph" style:parent-style-name="Text_20_body">
      <style:text-properties officeooo:paragraph-rsid="00e24db7"/>
    </style:style>
    <style:style style:name="P20" style:family="paragraph" style:parent-style-name="Text_20_body">
      <style:text-properties officeooo:paragraph-rsid="00f81ea0"/>
    </style:style>
    <style:style style:name="P21" style:family="paragraph" style:parent-style-name="Heading_20_1">
      <style:text-properties officeooo:rsid="0036abf8" officeooo:paragraph-rsid="0036abf8"/>
    </style:style>
    <style:style style:name="P22" style:family="paragraph" style:parent-style-name="Heading_20_1">
      <style:text-properties officeooo:rsid="0037e341" officeooo:paragraph-rsid="0037e341"/>
    </style:style>
    <style:style style:name="P23" style:family="paragraph" style:parent-style-name="Heading_20_1">
      <style:text-properties officeooo:rsid="0039384b" officeooo:paragraph-rsid="0039384b"/>
    </style:style>
    <style:style style:name="P24" style:family="paragraph" style:parent-style-name="Heading_20_1">
      <style:text-properties officeooo:rsid="003b78b0" officeooo:paragraph-rsid="003b78b0"/>
    </style:style>
    <style:style style:name="P25" style:family="paragraph" style:parent-style-name="Heading_20_1">
      <style:text-properties officeooo:paragraph-rsid="00319cd6"/>
    </style:style>
    <style:style style:name="P26" style:family="paragraph" style:parent-style-name="Heading_20_1">
      <style:text-properties officeooo:paragraph-rsid="0037e341"/>
    </style:style>
    <style:style style:name="P27" style:family="paragraph" style:parent-style-name="Heading_20_2">
      <style:text-properties officeooo:rsid="006ea35b" officeooo:paragraph-rsid="006ea35b"/>
    </style:style>
    <style:style style:name="P28" style:family="paragraph" style:parent-style-name="Heading_20_2">
      <style:text-properties officeooo:rsid="00f81ea0" officeooo:paragraph-rsid="00f81ea0"/>
    </style:style>
    <style:style style:name="P29" style:family="paragraph" style:parent-style-name="Footer">
      <style:text-properties style:font-name="Calibri5" fo:font-size="10pt" officeooo:rsid="0034a3b9" officeooo:paragraph-rsid="0034a3b9"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193322" style:font-weight-asian="normal" style:font-weight-complex="normal"/>
    </style:style>
    <style:style style:name="T3" style:family="text">
      <style:text-properties fo:font-weight="normal" officeooo:rsid="001a1c4b" style:font-weight-asian="normal" style:font-weight-complex="normal"/>
    </style:style>
    <style:style style:name="T4" style:family="text">
      <style:text-properties fo:font-weight="normal" officeooo:rsid="001a1ded" style:font-weight-asian="normal" style:font-weight-complex="normal"/>
    </style:style>
    <style:style style:name="T5" style:family="text">
      <style:text-properties fo:font-weight="normal" officeooo:rsid="001cd177" style:font-weight-asian="normal" style:font-weight-complex="normal"/>
    </style:style>
    <style:style style:name="T6" style:family="text">
      <style:text-properties fo:font-weight="normal" officeooo:rsid="001d9a1d" style:font-weight-asian="normal" style:font-weight-complex="normal"/>
    </style:style>
    <style:style style:name="T7" style:family="text">
      <style:text-properties fo:font-weight="normal" officeooo:rsid="0021360b"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36abf8"/>
    </style:style>
    <style:style style:name="T10" style:family="text">
      <style:text-properties officeooo:rsid="0037e341"/>
    </style:style>
    <style:style style:name="T11" style:family="text">
      <style:text-properties officeooo:rsid="003cb23e"/>
    </style:style>
    <style:style style:name="T12" style:family="text">
      <style:text-properties officeooo:rsid="0040e4cf"/>
    </style:style>
    <style:style style:name="T13" style:family="text">
      <style:text-properties fo:color="#ce181e" officeooo:rsid="0040e4cf"/>
    </style:style>
    <style:style style:name="T14" style:family="text">
      <style:text-properties fo:color="#ce181e" officeooo:rsid="00e24db7"/>
    </style:style>
    <style:style style:name="T15" style:family="text">
      <style:text-properties fo:color="#ce181e" officeooo:rsid="00ef7efd"/>
    </style:style>
    <style:style style:name="T16" style:family="text">
      <style:text-properties fo:color="#ce181e" officeooo:rsid="00f1125a"/>
    </style:style>
    <style:style style:name="T17" style:family="text">
      <style:text-properties officeooo:rsid="0077f983"/>
    </style:style>
    <style:style style:name="T18" style:family="text">
      <style:text-properties officeooo:rsid="008f29b3"/>
    </style:style>
    <style:style style:name="T19" style:family="text">
      <style:text-properties officeooo:rsid="00c10606"/>
    </style:style>
    <style:style style:name="T20" style:family="text">
      <style:text-properties officeooo:rsid="00f81ea0"/>
    </style:style>
    <style:style style:name="T21" style:family="text">
      <style:text-properties officeooo:rsid="00fa05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Modélisation et simulation d’écosystèmes</text:p>
      <text:p text:style-name="P1"/>
      <text:p text:style-name="P2">Christopher PAGE, Robin DONNAY</text:p>
      <text:p text:style-name="P2"/>
      <text:p text:style-name="P3">Mai 2019</text:p>
      <text:p text:style-name="P5"/>
      <text:p text:style-name="P5"/>
      <text:p text:style-name="P6">Résumé</text:p>
      <text:p text:style-name="P7"><text:span text:style-name="T3">Ce projet a pour but de simuler le cycle vie d’un écosystème végétal à l’aide d’un modèle statistiques et des fonctionnalités proposées par Qt. </text:span><text:span text:style-name="T4">Cette simulation </text:span><text:span text:style-name="T5">mettra l’accent sur l’impact de la mort d’un végétal sur ses voisins </text:span><text:span text:style-name="T6">et sur la dispersion des ressources disponibles causées par cette dernière</text:span><text:span text:style-name="T5">.</text:span></text:p>
      <text:p text:style-name="P8"><text:span text:style-name="T8"><text:tab/>Mots-clés : </text:span><text:span text:style-name="T1">Informatique graphique, </text:span><text:span text:style-name="T7">Simulation, </text:span><text:span text:style-name="T1">Écosystèmes, Cycle de vie, </text:span><text:span text:style-name="T2">Qt</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oft-page-break/><text:span text:style-name="T2"/></text:p>
      <text:h text:style-name="P25" text:outline-level="1"><text:span text:style-name="T9">1- Introduction</text:span></text:h>
      <text:p text:style-name="P11"><text:span text:style-name="T11">Dans le cadre du Projet d’Orientation en Master (POM), ce projet a pour but de permettre la découverte et la modélisation d’un environnement simulant le cycle de vie d’un écosystème par la biais d’un modèle statistique. Pendant ce POM nous avons été encadré par Monsieur GALIN Eric, professeur d’informatique en imagerie à l’université Claude Bernard Lyon 1 et chercheur au sein du LIRIS (Laboratoire d'InfoRmatique en Image et Systèmes d'information) dans l’équipe GEOMOD </text:span><text:span text:style-name="T13">(insérer travail de l’équipe)</text:span><text:span text:style-name="T12">. <text:tab/>Dans le contexte du projet nous avons essayé de développer le cycle de vie et notamment la mort d’un végétal ainsi que son impact sur ses voisins et son environnement.</text:span></text:p>
      <text:h text:style-name="P21" text:outline-level="1">2- Contexte</text:h>
      <text:p text:style-name="P13">La simulation d’écosystèmes est fréquemment utilisée dans la génération d'environnement naturels, générant automatiquement diverses plantes sur des terrains variés. De nombreuses méthodes permettant de simuler la croissance et le développement des végétaux ont été proposées, cependant la prise en compte de la mort des végétaux et leur transformation en humus reste encore peu explorée. </text:p>
      <text:p text:style-name="P13">L’équipe GEOMOD a développé des modèles permettant de simuler l’interaction entre les plantes et le terrain. Dans ce projet, nous chercherons à prendre en compte le cycle de vie complet des plantes, leur mort et leur décomposition en humus. Les travaux porteront sur deux axes complémentaires :</text:p>
      <text:p text:style-name="P12">• Définition du cycle de vie de différentes espèces végétales à l’aide d’un modèle</text:p>
      <text:p text:style-name="P12">statistique de durée de vie.</text:p>
      <text:p text:style-name="P12">• Occupation de l’espace des plantes mortes au sol, empêchant ou favorisant le</text:p>
      <text:p text:style-name="P12">développement d’autres espèces, pendant et après leur décomposition.</text:p>
      <text:p text:style-name="P14">(<text:span text:style-name="T17">A</text:span>jouter des images)</text:p>
      <text:p text:style-name="P14"/>
      <text:p text:style-name="P17">L’intérêt de développer cette technologie est d’offrir un moyen plus simple et moins coûteux aux entreprises et studios travaillant dans la simulation et les jeux vidéos tout en restant réaliste. <text:span text:style-name="T18">Par exemple, l’équipe GEOMOD a travaillé en collaboration avec l’éditeur Ubisoft pour la réalisation de l’environnement du jeu Tom Clancy’s : Ghost Recon Wildlands.</text:span></text:p>
      <text:p text:style-name="P15">(<text:span text:style-name="T17">A</text:span>jouter des images)</text:p>
      <text:h text:style-name="P26" text:outline-level="1"><text:span text:style-name="T10">3 – Technologie</text:span></text:h>
      <text:h text:style-name="P28" text:outline-level="2">3.1 – Recherche</text:h>
      <text:p text:style-name="P20"/>
      <text:h text:style-name="P27" text:outline-level="2"><text:soft-page-break/>3.<text:span text:style-name="T20">2</text:span> – Environnement Graphique</text:h>
      <text:p text:style-name="P19">L’idée ini<text:span text:style-name="T19">tiale était de travailler avec le moteur graphique Unreal Engine 4. L’intégration du projet dans ce moteur permettant d’obtenir un rendu 3D plus réaliste et vivant. La portabilité du moteur sur Windows, MacOS et Linux était aussi un avantage non négligeable. <text:s/></text:span><text:span text:style-name="T14">(Trouver phrase de li</text:span><text:span text:style-name="T15">en</text:span><text:span text:style-name="T14">)</text:span></text:p>
      <text:p text:style-name="P19"><text:span text:style-name="T19">Cependant, la complexité du moteur nous aurait demandé trop de temps pour obtenir de bons résultats. C’est pour cela que nous avons donc décidé, après en avoir discuté avec Monsieur Galin, de nous ré-orienter vers Qt car il est plus léger et portable.</text:span></text:p>
      <text:p text:style-name="P16"><text:span text:style-name="T19">Nous aurions pu grâce à cela <text:s/>prouver la faisabilité du cette technologie dans un jeu. </text:span></text:p>
      <text:p text:style-name="P18"/>
      <text:p text:style-name="P18"/>
      <text:h text:style-name="P22" text:outline-level="1">4- Travail réalisé</text:h>
      <text:p text:style-name="P9"/>
      <text:h text:style-name="P23" text:outline-level="1">5- Conclusion</text:h>
      <text:p text:style-name="P10"/>
      <text:h text:style-name="P24" text:outline-level="1">6- Annexes</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1" svg:font-family="Calibri" style:font-family-generic="swiss"/>
    <style:font-face style:name="Calibri" svg:font-family="Calibri" style:font-adornments="Italique" style:font-family-generic="swiss"/>
    <style:font-face style:name="Liberation Serif" svg:font-family="'Liberation Serif'" style:font-family-generic="roman" style:font-pitch="variable"/>
    <style:font-face style:name="Arial" svg:font-family="Arial" style:font-family-generic="swiss" style:font-pitch="variable"/>
    <style:font-face style:name="Calibri5" svg:font-family="Calibri" style:font-family-generic="swiss" style:font-pitch="variable"/>
    <style:font-face style:name="Calibri2" svg:font-family="Calibri" style:font-adornments="Gras" style:font-family-generic="swiss" style:font-pitch="variable"/>
    <style:font-face style:name="Calibri4" svg:font-family="Calibri" style:font-adornments="Italique"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0.499cm" style:auto-text-indent="true"/>
      <style:text-properties style:font-name="Calibri3" fo:font-family="Calibri"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left="0cm" fo:margin-right="0.6cm" fo:margin-top="0.212cm" fo:margin-bottom="0.212cm" loext:contextual-spacing="false" fo:text-align="center" style:justify-single-word="false" fo:text-indent="0cm" style:auto-text-indent="false" text:number-lines="false" text:line-number="0"/>
      <style:text-properties style:font-name="Calibri4" fo:font-family="Calibri" style:font-style-name="Italique" style:font-family-generic="swiss" style:font-pitch="variable"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left="1.199cm" fo:margin-right="1.199cm" fo:text-align="center" style:justify-single-word="false" fo:text-indent="0cm" style:auto-text-indent="false">
        <style:tab-stops/>
      </style:paragraph-properties>
      <style:text-properties style:font-name="Calibri1" fo:font-family="Calibri" style:font-family-generic="swiss" fo:font-size="16pt" fo:font-weight="bold" style:font-size-asian="14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1.199cm" fo:margin-right="0.6cm" fo:margin-top="0.423cm" fo:margin-bottom="0.212cm" loext:contextual-spacing="false" fo:text-align="start" style:justify-single-word="false" fo:text-indent="0cm" style:auto-text-indent="false" style:page-number="auto"/>
      <style:text-properties fo:color="#5e8ac7" style:font-name="Calibri" fo:font-family="Calibri" style:font-style-name="Italique" style:font-family-generic="swiss" fo:font-size="14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6cm" fo:margin-right="0.6cm" fo:margin-top="0.353cm" fo:margin-bottom="0.212cm" loext:contextual-spacing="false" fo:text-align="start" style:justify-single-word="false" fo:text-indent="0cm" style:auto-text-indent="false"/>
      <style:text-properties fo:color="#5e8ac7" style:font-name="Calibri2" fo:font-family="Calibri" style:font-style-name="Gras" style:font-family-generic="swiss" style:font-pitch="variable"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6cm" fo:margin-right="0.3cm" fo:margin-top="0.247cm" fo:margin-bottom="0.212cm" loext:contextual-spacing="false" fo:text-indent="0cm" style:auto-text-indent="false"/>
      <style:text-properties fo:color="#5e8ac7" style:font-name="Calibri2" fo:font-family="Calibri" style:font-style-name="Gras" style:font-family-generic="swiss" style:font-pitch="variable" fo:font-size="110%" fo:font-weight="normal" style:font-size-asian="101%" style:font-weight-asian="bold" style:font-size-complex="101%" style:font-weight-complex="bold"/>
    </style:style>
    <style:style style:name="Figures" style:family="paragraph" style:parent-style-name="Caption">
      <style:paragraph-properties fo:margin-left="0.6cm" fo:margin-right="0.6cm" fo:text-indent="0cm" style:auto-text-indent="false"/>
      <style:text-properties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5" fo:font-size="10pt" officeooo:rsid="0031ae03" officeooo:paragraph-rsid="0031ae03" style:font-size-asian="10pt" style:font-size-complex="10pt"/>
    </style:style>
    <style:style style:name="MP2" style:family="paragraph" style:parent-style-name="Footer">
      <style:text-properties style:font-name="Calibri5" fo:font-size="10pt" officeooo:rsid="0034a3b9" officeooo:paragraph-rsid="0034a3b9"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M1if – UCBL 2018-2019</text:p>
      </style:header>
      <style:header-first>
        <text:p text:style-name="Header"/>
      </style:header-first>
      <style:footer>
        <text:p text:style-name="MP2">Rapport de POM de Christopher PAGE et Robin DONNAY <text:tab/><text:tab/><text:page-number text:select-page="current">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5:08:03.701511982</meta:creation-date>
    <dc:date>2019-05-23T18:06:59.200960904</dc:date>
    <meta:editing-duration>PT2H22M54S</meta:editing-duration>
    <meta:editing-cycles>88</meta:editing-cycles>
    <meta:generator>LibreOffice/6.0.7.3$Linux_X86_64 LibreOffice_project/00m0$Build-3</meta:generator>
    <meta:document-statistic meta:table-count="0" meta:image-count="0" meta:object-count="0" meta:page-count="3" meta:paragraph-count="29" meta:word-count="513" meta:character-count="3310" meta:non-whitespace-character-count="2814"/>
  </office:meta>
</office:document-meta>
</file>